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">
        <text:h text:style-name="Heading_20_2" text:outline-level="2"><text:bookmark-start text:name="__RefHeading___Toc7298_1464965999"/>Menu: Options<text:bookmark-end text:name="__RefHeading___Toc7298_1464965999"/>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19:55.244000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1.3$Windows_X86_64 LibreOffice_project/89f508ef3ecebd2cfb8e1def0f0ba9a803b88a6d</meta:generator>
  </office:meta>
</office:document-meta>
</file>